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00000001" calcext:value-type="string">
            <text:p>%00000001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10000000" calcext:value-type="string">
            <text:p>%1000000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00000001" calcext:value-type="string">
            <text:p>%00000001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10000000" calcext:value-type="string">
            <text:p>%1000000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1,$1,$1,$1,$3,$3,$E,$FC,$80,$80,$80,$80,$0,$0,$0,$0,$F0,$0,$0,$0,$0,$0,$0,$0,$0,$0,$0,$0,$0,$0,$0,$0" calcext:value-type="string">
            <text:p>.byte $1,$1,$1,$1,$3,$3,$E,$FC,$80,$80,$80,$80,$0,$0,$0,$0,$F0,$0,$0,$0,$0,$0,$0,$0,$0,$0,$0,$0,$0,$0,$0,$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00000001" calcext:value-type="string">
            <text:p>%00000001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0000001" calcext:value-type="string">
            <text:p>%00000001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10000000" calcext:value-type="string">
            <text:p>%10000000</text:p>
          </table:table-cell>
          <table:table-cell/>
          <table:table-cell table:style-name="Default"/>
          <table:table-cell/>
          <table:table-cell office:value-type="string" calcext:value-type="string">
            <text:p>C resource string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8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00000011" calcext:value-type="string">
            <text:p>%00000011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formula="of:=COM.MICROSOFT.CONCAT(&quot;unsigned char tile[]={ &quot;;COM.MICROSOFT.CONCAT([.W21:.X52]);&quot;};&quot;)" office:value-type="string" office:string-value="unsigned char tile[]={ $1,$1,$1,$1,$3,$3,$E,$FC,$80,$80,$80,$80,$0,$0,$0,$0,$F0,$0,$0,$0,$0,$0,$0,$0,$0,$0,$0,$0,$0,$0,$0,$0};" calcext:value-type="string">
            <text:p>unsigned char tile[]={ $1,$1,$1,$1,$3,$3,$E,$FC,$80,$80,$80,$80,$0,$0,$0,$0,$F0,$0,$0,$0,$0,$0,$0,$0,$0,$0,$0,$0,$0,$0,$0,$0};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8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00000011" calcext:value-type="string">
            <text:p>%00000011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9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00001110" calcext:value-type="string">
            <text:p>%00001110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6" table:style-name="ce6" table:content-validation-name="val1" office:value-type="float" office:value="1" calcext:value-type="float">
            <text:p>1</text:p>
          </table:table-cell>
          <table:table-cell table:number-columns-repeated="10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11111100" calcext:value-type="string">
            <text:p>%11111100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number-columns-repeated="12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11110000" calcext:value-type="string">
            <text:p>%11110000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00000000" calcext:value-type="string">
            <text:p>%00000000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00000000" calcext:value-type="string">
            <text:p>%00000000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0000000" calcext:value-type="string">
            <text:p>%00000000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0000000" calcext:value-type="string">
            <text:p>%00000000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00000000" calcext:value-type="string">
            <text:p>%00000000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0000000" calcext:value-type="string">
            <text:p>%00000000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0000" calcext:value-type="string">
            <text:p>%00000000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00000001" calcext:value-type="string">
            <text:p>%00000001</text:p>
          </table:table-cell>
          <table:table-cell table:formula="of:=MID([.T21];2;8)" office:value-type="string" office:string-value="00000001" calcext:value-type="string">
            <text:p>00000001</text:p>
          </table:table-cell>
          <table:table-cell table:formula="of:=BIN2HEX([.U21])" office:value-type="string" office:string-value="1" calcext:value-type="string">
            <text:p>1</text:p>
          </table:table-cell>
          <table:table-cell table:formula="of:=COM.MICROSOFT.CONCAT(&quot;$&quot;;TEXT([.V21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00000001" calcext:value-type="string">
            <text:p>%00000001</text:p>
          </table:table-cell>
          <table:table-cell table:formula="of:=MID([.T22];2;8)" office:value-type="string" office:string-value="00000001" calcext:value-type="string">
            <text:p>00000001</text:p>
          </table:table-cell>
          <table:table-cell table:formula="of:=BIN2HEX([.U22])" office:value-type="string" office:string-value="1" calcext:value-type="string">
            <text:p>1</text:p>
          </table:table-cell>
          <table:table-cell table:formula="of:=COM.MICROSOFT.CONCAT(&quot;$&quot;;TEXT([.V22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00000001" calcext:value-type="string">
            <text:p>%00000001</text:p>
          </table:table-cell>
          <table:table-cell table:formula="of:=MID([.T23];2;8)" office:value-type="string" office:string-value="00000001" calcext:value-type="string">
            <text:p>00000001</text:p>
          </table:table-cell>
          <table:table-cell table:formula="of:=BIN2HEX([.U23])" office:value-type="string" office:string-value="1" calcext:value-type="string">
            <text:p>1</text:p>
          </table:table-cell>
          <table:table-cell table:formula="of:=COM.MICROSOFT.CONCAT(&quot;$&quot;;TEXT([.V23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0000001" calcext:value-type="string">
            <text:p>%00000001</text:p>
          </table:table-cell>
          <table:table-cell table:formula="of:=MID([.T24];2;8)" office:value-type="string" office:string-value="00000001" calcext:value-type="string">
            <text:p>00000001</text:p>
          </table:table-cell>
          <table:table-cell table:formula="of:=BIN2HEX([.U24])" office:value-type="string" office:string-value="1" calcext:value-type="string">
            <text:p>1</text:p>
          </table:table-cell>
          <table:table-cell table:formula="of:=COM.MICROSOFT.CONCAT(&quot;$&quot;;TEXT([.V24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00000011" calcext:value-type="string">
            <text:p>%00000011</text:p>
          </table:table-cell>
          <table:table-cell table:formula="of:=MID([.T25];2;8)" office:value-type="string" office:string-value="00000011" calcext:value-type="string">
            <text:p>00000011</text:p>
          </table:table-cell>
          <table:table-cell table:formula="of:=BIN2HEX([.U25])" office:value-type="string" office:string-value="3" calcext:value-type="string">
            <text:p>3</text:p>
          </table:table-cell>
          <table:table-cell table:formula="of:=COM.MICROSOFT.CONCAT(&quot;$&quot;;TEXT([.V25];0))" office:value-type="string" office:string-value="$3" calcext:value-type="string">
            <text:p>$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00000011" calcext:value-type="string">
            <text:p>%00000011</text:p>
          </table:table-cell>
          <table:table-cell table:formula="of:=MID([.T26];2;8)" office:value-type="string" office:string-value="00000011" calcext:value-type="string">
            <text:p>00000011</text:p>
          </table:table-cell>
          <table:table-cell table:formula="of:=BIN2HEX([.U26])" office:value-type="string" office:string-value="3" calcext:value-type="string">
            <text:p>3</text:p>
          </table:table-cell>
          <table:table-cell table:formula="of:=COM.MICROSOFT.CONCAT(&quot;$&quot;;TEXT([.V26];0))" office:value-type="string" office:string-value="$3" calcext:value-type="string">
            <text:p>$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00001110" calcext:value-type="string">
            <text:p>%00001110</text:p>
          </table:table-cell>
          <table:table-cell table:formula="of:=MID([.T27];2;8)" office:value-type="string" office:string-value="00001110" calcext:value-type="string">
            <text:p>00001110</text:p>
          </table:table-cell>
          <table:table-cell table:formula="of:=BIN2HEX([.U27])" office:value-type="string" office:string-value="E" calcext:value-type="string">
            <text:p>E</text:p>
          </table:table-cell>
          <table:table-cell table:formula="of:=COM.MICROSOFT.CONCAT(&quot;$&quot;;TEXT([.V27];0))" office:value-type="string" office:string-value="$E" calcext:value-type="string">
            <text:p>$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11111100" calcext:value-type="string">
            <text:p>%11111100</text:p>
          </table:table-cell>
          <table:table-cell table:formula="of:=MID([.T28];2;8)" office:value-type="string" office:string-value="11111100" calcext:value-type="string">
            <text:p>11111100</text:p>
          </table:table-cell>
          <table:table-cell table:formula="of:=BIN2HEX([.U28])" office:value-type="string" office:string-value="FC" calcext:value-type="string">
            <text:p>FC</text:p>
          </table:table-cell>
          <table:table-cell table:formula="of:=COM.MICROSOFT.CONCAT(&quot;$&quot;;TEXT([.V28];0))" office:value-type="string" office:string-value="$FC" calcext:value-type="string">
            <text:p>$FC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10000000" calcext:value-type="string">
            <text:p>%10000000</text:p>
          </table:table-cell>
          <table:table-cell table:formula="of:=MID([.T29];2;8)" office:value-type="string" office:string-value="10000000" calcext:value-type="string">
            <text:p>10000000</text:p>
          </table:table-cell>
          <table:table-cell table:formula="of:=BIN2HEX([.U29])" office:value-type="string" office:string-value="80" calcext:value-type="string">
            <text:p>80</text:p>
          </table:table-cell>
          <table:table-cell table:formula="of:=COM.MICROSOFT.CONCAT(&quot;$&quot;;TEXT([.V29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10000000" calcext:value-type="string">
            <text:p>%10000000</text:p>
          </table:table-cell>
          <table:table-cell table:formula="of:=MID([.T30];2;8)" office:value-type="string" office:string-value="10000000" calcext:value-type="string">
            <text:p>10000000</text:p>
          </table:table-cell>
          <table:table-cell table:formula="of:=BIN2HEX([.U30])" office:value-type="string" office:string-value="80" calcext:value-type="string">
            <text:p>80</text:p>
          </table:table-cell>
          <table:table-cell table:formula="of:=COM.MICROSOFT.CONCAT(&quot;$&quot;;TEXT([.V30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10000000" calcext:value-type="string">
            <text:p>%10000000</text:p>
          </table:table-cell>
          <table:table-cell table:formula="of:=MID([.T31];2;8)" office:value-type="string" office:string-value="10000000" calcext:value-type="string">
            <text:p>10000000</text:p>
          </table:table-cell>
          <table:table-cell table:formula="of:=BIN2HEX([.U31])" office:value-type="string" office:string-value="80" calcext:value-type="string">
            <text:p>80</text:p>
          </table:table-cell>
          <table:table-cell table:formula="of:=COM.MICROSOFT.CONCAT(&quot;$&quot;;TEXT([.V31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10000000" calcext:value-type="string">
            <text:p>%10000000</text:p>
          </table:table-cell>
          <table:table-cell table:formula="of:=MID([.T32];2;8)" office:value-type="string" office:string-value="10000000" calcext:value-type="string">
            <text:p>10000000</text:p>
          </table:table-cell>
          <table:table-cell table:formula="of:=BIN2HEX([.U32])" office:value-type="string" office:string-value="80" calcext:value-type="string">
            <text:p>80</text:p>
          </table:table-cell>
          <table:table-cell table:formula="of:=COM.MICROSOFT.CONCAT(&quot;$&quot;;TEXT([.V32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00000000" calcext:value-type="string">
            <text:p>%00000000</text:p>
          </table:table-cell>
          <table:table-cell table:formula="of:=MID([.T33];2;8)" office:value-type="string" office:string-value="00000000" calcext:value-type="string">
            <text:p>00000000</text:p>
          </table:table-cell>
          <table:table-cell table:formula="of:=BIN2HEX([.U33])" office:value-type="string" office:string-value="0" calcext:value-type="string">
            <text:p>0</text:p>
          </table:table-cell>
          <table:table-cell table:formula="of:=COM.MICROSOFT.CONCAT(&quot;$&quot;;TEXT([.V3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00000000" calcext:value-type="string">
            <text:p>%00000000</text:p>
          </table:table-cell>
          <table:table-cell table:formula="of:=MID([.T34];2;8)" office:value-type="string" office:string-value="00000000" calcext:value-type="string">
            <text:p>00000000</text:p>
          </table:table-cell>
          <table:table-cell table:formula="of:=BIN2HEX([.U34])" office:value-type="string" office:string-value="0" calcext:value-type="string">
            <text:p>0</text:p>
          </table:table-cell>
          <table:table-cell table:formula="of:=COM.MICROSOFT.CONCAT(&quot;$&quot;;TEXT([.V3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00000000" calcext:value-type="string">
            <text:p>%00000000</text:p>
          </table:table-cell>
          <table:table-cell table:formula="of:=MID([.T35];2;8)" office:value-type="string" office:string-value="00000000" calcext:value-type="string">
            <text:p>00000000</text:p>
          </table:table-cell>
          <table:table-cell table:formula="of:=BIN2HEX([.U35])" office:value-type="string" office:string-value="0" calcext:value-type="string">
            <text:p>0</text:p>
          </table:table-cell>
          <table:table-cell table:formula="of:=COM.MICROSOFT.CONCAT(&quot;$&quot;;TEXT([.V35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00000000" calcext:value-type="string">
            <text:p>%00000000</text:p>
          </table:table-cell>
          <table:table-cell table:formula="of:=MID([.T36];2;8)" office:value-type="string" office:string-value="00000000" calcext:value-type="string">
            <text:p>00000000</text:p>
          </table:table-cell>
          <table:table-cell table:formula="of:=BIN2HEX([.U36])" office:value-type="string" office:string-value="0" calcext:value-type="string">
            <text:p>0</text:p>
          </table:table-cell>
          <table:table-cell table:formula="of:=COM.MICROSOFT.CONCAT(&quot;$&quot;;TEXT([.V36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11110000" calcext:value-type="string">
            <text:p>%11110000</text:p>
          </table:table-cell>
          <table:table-cell table:formula="of:=MID([.T37];2;8)" office:value-type="string" office:string-value="11110000" calcext:value-type="string">
            <text:p>11110000</text:p>
          </table:table-cell>
          <table:table-cell table:formula="of:=BIN2HEX([.U37])" office:value-type="string" office:string-value="F0" calcext:value-type="string">
            <text:p>F0</text:p>
          </table:table-cell>
          <table:table-cell table:formula="of:=COM.MICROSOFT.CONCAT(&quot;$&quot;;TEXT([.V37];0))" office:value-type="string" office:string-value="$F0" calcext:value-type="string">
            <text:p>$F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00000000" calcext:value-type="string">
            <text:p>%00000000</text:p>
          </table:table-cell>
          <table:table-cell table:formula="of:=MID([.T38];2;8)" office:value-type="string" office:string-value="00000000" calcext:value-type="string">
            <text:p>00000000</text:p>
          </table:table-cell>
          <table:table-cell table:formula="of:=BIN2HEX([.U38])" office:value-type="string" office:string-value="0" calcext:value-type="string">
            <text:p>0</text:p>
          </table:table-cell>
          <table:table-cell table:formula="of:=COM.MICROSOFT.CONCAT(&quot;$&quot;;TEXT([.V38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00000000" calcext:value-type="string">
            <text:p>%00000000</text:p>
          </table:table-cell>
          <table:table-cell table:formula="of:=MID([.T39];2;8)" office:value-type="string" office:string-value="00000000" calcext:value-type="string">
            <text:p>00000000</text:p>
          </table:table-cell>
          <table:table-cell table:formula="of:=BIN2HEX([.U39])" office:value-type="string" office:string-value="0" calcext:value-type="string">
            <text:p>0</text:p>
          </table:table-cell>
          <table:table-cell table:formula="of:=COM.MICROSOFT.CONCAT(&quot;$&quot;;TEXT([.V3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0000000" calcext:value-type="string">
            <text:p>%00000000</text:p>
          </table:table-cell>
          <table:table-cell table:formula="of:=MID([.T40];2;8)" office:value-type="string" office:string-value="00000000" calcext:value-type="string">
            <text:p>00000000</text:p>
          </table:table-cell>
          <table:table-cell table:formula="of:=BIN2HEX([.U40])" office:value-type="string" office:string-value="0" calcext:value-type="string">
            <text:p>0</text:p>
          </table:table-cell>
          <table:table-cell table:formula="of:=COM.MICROSOFT.CONCAT(&quot;$&quot;;TEXT([.V4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0000000" calcext:value-type="string">
            <text:p>%00000000</text:p>
          </table:table-cell>
          <table:table-cell table:formula="of:=MID([.T41];2;8)" office:value-type="string" office:string-value="00000000" calcext:value-type="string">
            <text:p>00000000</text:p>
          </table:table-cell>
          <table:table-cell table:formula="of:=BIN2HEX([.U41])" office:value-type="string" office:string-value="0" calcext:value-type="string">
            <text:p>0</text:p>
          </table:table-cell>
          <table:table-cell table:formula="of:=COM.MICROSOFT.CONCAT(&quot;$&quot;;TEXT([.V4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00000000" calcext:value-type="string">
            <text:p>%00000000</text:p>
          </table:table-cell>
          <table:table-cell table:formula="of:=MID([.T42];2;8)" office:value-type="string" office:string-value="00000000" calcext:value-type="string">
            <text:p>00000000</text:p>
          </table:table-cell>
          <table:table-cell table:formula="of:=BIN2HEX([.U42])" office:value-type="string" office:string-value="0" calcext:value-type="string">
            <text:p>0</text:p>
          </table:table-cell>
          <table:table-cell table:formula="of:=COM.MICROSOFT.CONCAT(&quot;$&quot;;TEXT([.V4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0000000" calcext:value-type="string">
            <text:p>%00000000</text:p>
          </table:table-cell>
          <table:table-cell table:formula="of:=MID([.T43];2;8)" office:value-type="string" office:string-value="00000000" calcext:value-type="string">
            <text:p>00000000</text:p>
          </table:table-cell>
          <table:table-cell table:formula="of:=BIN2HEX([.U43])" office:value-type="string" office:string-value="0" calcext:value-type="string">
            <text:p>0</text:p>
          </table:table-cell>
          <table:table-cell table:formula="of:=COM.MICROSOFT.CONCAT(&quot;$&quot;;TEXT([.V4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0000" calcext:value-type="string">
            <text:p>%00000000</text:p>
          </table:table-cell>
          <table:table-cell table:formula="of:=MID([.T44];2;8)" office:value-type="string" office:string-value="00000000" calcext:value-type="string">
            <text:p>00000000</text:p>
          </table:table-cell>
          <table:table-cell table:formula="of:=BIN2HEX([.U44])" office:value-type="string" office:string-value="0" calcext:value-type="string">
            <text:p>0</text:p>
          </table:table-cell>
          <table:table-cell table:formula="of:=COM.MICROSOFT.CONCAT(&quot;$&quot;;TEXT([.V4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00000000" calcext:value-type="string">
            <text:p>%00000000</text:p>
          </table:table-cell>
          <table:table-cell table:formula="of:=MID([.T45];2;8)" office:value-type="string" office:string-value="00000000" calcext:value-type="string">
            <text:p>00000000</text:p>
          </table:table-cell>
          <table:table-cell table:formula="of:=BIN2HEX([.U45])" office:value-type="string" office:string-value="0" calcext:value-type="string">
            <text:p>0</text:p>
          </table:table-cell>
          <table:table-cell table:formula="of:=COM.MICROSOFT.CONCAT(&quot;$&quot;;TEXT([.V45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00000000" calcext:value-type="string">
            <text:p>%00000000</text:p>
          </table:table-cell>
          <table:table-cell table:formula="of:=MID([.T46];2;8)" office:value-type="string" office:string-value="00000000" calcext:value-type="string">
            <text:p>00000000</text:p>
          </table:table-cell>
          <table:table-cell table:formula="of:=BIN2HEX([.U46])" office:value-type="string" office:string-value="0" calcext:value-type="string">
            <text:p>0</text:p>
          </table:table-cell>
          <table:table-cell table:formula="of:=COM.MICROSOFT.CONCAT(&quot;$&quot;;TEXT([.V46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00000000" calcext:value-type="string">
            <text:p>%00000000</text:p>
          </table:table-cell>
          <table:table-cell table:formula="of:=MID([.T47];2;8)" office:value-type="string" office:string-value="00000000" calcext:value-type="string">
            <text:p>00000000</text:p>
          </table:table-cell>
          <table:table-cell table:formula="of:=BIN2HEX([.U47])" office:value-type="string" office:string-value="0" calcext:value-type="string">
            <text:p>0</text:p>
          </table:table-cell>
          <table:table-cell table:formula="of:=COM.MICROSOFT.CONCAT(&quot;$&quot;;TEXT([.V47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00000000" calcext:value-type="string">
            <text:p>%00000000</text:p>
          </table:table-cell>
          <table:table-cell table:formula="of:=MID([.T48];2;8)" office:value-type="string" office:string-value="00000000" calcext:value-type="string">
            <text:p>00000000</text:p>
          </table:table-cell>
          <table:table-cell table:formula="of:=BIN2HEX([.U48])" office:value-type="string" office:string-value="0" calcext:value-type="string">
            <text:p>0</text:p>
          </table:table-cell>
          <table:table-cell table:formula="of:=COM.MICROSOFT.CONCAT(&quot;$&quot;;TEXT([.V48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00000000" calcext:value-type="string">
            <text:p>%00000000</text:p>
          </table:table-cell>
          <table:table-cell table:formula="of:=MID([.T49];2;8)" office:value-type="string" office:string-value="00000000" calcext:value-type="string">
            <text:p>00000000</text:p>
          </table:table-cell>
          <table:table-cell table:formula="of:=BIN2HEX([.U49])" office:value-type="string" office:string-value="0" calcext:value-type="string">
            <text:p>0</text:p>
          </table:table-cell>
          <table:table-cell table:formula="of:=COM.MICROSOFT.CONCAT(&quot;$&quot;;TEXT([.V4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00000000" calcext:value-type="string">
            <text:p>%00000000</text:p>
          </table:table-cell>
          <table:table-cell table:formula="of:=MID([.T50];2;8)" office:value-type="string" office:string-value="00000000" calcext:value-type="string">
            <text:p>00000000</text:p>
          </table:table-cell>
          <table:table-cell table:formula="of:=BIN2HEX([.U50])" office:value-type="string" office:string-value="0" calcext:value-type="string">
            <text:p>0</text:p>
          </table:table-cell>
          <table:table-cell table:formula="of:=COM.MICROSOFT.CONCAT(&quot;$&quot;;TEXT([.V5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00000000" calcext:value-type="string">
            <text:p>%00000000</text:p>
          </table:table-cell>
          <table:table-cell table:formula="of:=MID([.T51];2;8)" office:value-type="string" office:string-value="00000000" calcext:value-type="string">
            <text:p>00000000</text:p>
          </table:table-cell>
          <table:table-cell table:formula="of:=BIN2HEX([.U51])" office:value-type="string" office:string-value="0" calcext:value-type="string">
            <text:p>0</text:p>
          </table:table-cell>
          <table:table-cell table:formula="of:=COM.MICROSOFT.CONCAT(&quot;$&quot;;TEXT([.V5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00000000" calcext:value-type="string">
            <text:p>%00000000</text:p>
          </table:table-cell>
          <table:table-cell table:formula="of:=MID([.T52];2;8)" office:value-type="string" office:string-value="00000000" calcext:value-type="string">
            <text:p>00000000</text:p>
          </table:table-cell>
          <table:table-cell table:formula="of:=BIN2HEX([.U52])" office:value-type="string" office:string-value="0" calcext:value-type="string">
            <text:p>0</text:p>
          </table:table-cell>
          <table:table-cell table:formula="of:=COM.MICROSOFT.CONCAT(&quot;$&quot;;TEXT([.V52];0))" office:value-type="string" office:string-value="$0" calcext:value-type="string">
            <text:p>$0</text:p>
          </table:table-cell>
          <table:table-cell table:number-columns-repeated="2"/>
        </table:table-row>
        <calcext:conditional-formats>
          <calcext:conditional-format calcext:target-range-address="Sheet1.B2:Sheet1.R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 style:data-style-name="N2" text:time-value="14:27:09.161593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6-18T14:27:39.964680947</dc:date>
    <meta:editing-duration>PT58M16S</meta:editing-duration>
    <meta:editing-cycles>25</meta:editing-cycles>
    <meta:generator>LibreOffice/6.4.7.2$Linux_X86_64 LibreOffice_project/40$Build-2</meta:generator>
    <meta:document-statistic meta:table-count="1" meta:cell-count="488" meta:object-count="0"/>
  </office:meta>
</office:document-meta>
</file>